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dir.scanDir( File from , File to , String [ ] fil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pydir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dir.setForceoverwrit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dir.setFiltering(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dir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opydir.setFlatten( boolean flatt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dir.setSr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